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Min samples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move cand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seValidationSet</text:p>
          </table:table-cell>
          <table:table-cell office:value-type="string" calcext:value-type="string">
            <text:p>% Training set</text:p>
          </table:table-cell>
          <table:table-cell office:value-type="string" calcext:value-type="string">
            <text:p>useClustring</text:p>
          </table:table-cell>
          <table:table-cell office:value-type="string" calcext:value-type="string">
            <text:p>NumCluster(Medoids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setName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ArrowHea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7.87</text:p>
          </table:table-cell>
          <table:table-cell office:value-type="string" calcext:value-type="string">
            <text:p>ECG2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ECG50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ItalyPowerDeman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669.95</text:p>
          </table:table-cell>
          <table:table-cell office:value-type="string" calcext:value-type="string">
            <text:p>PhlangesOutlineCorrect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umero istanze</text:p>
          </table:table-cell>
          <table:table-cell office:value-type="string" calcext:value-type="string">
            <text:p>Lunghezza istanze</text:p>
          </table:table-cell>
          <table:table-cell office:value-type="string" calcext:value-type="string">
            <text:p>Num Classi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Test se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row Head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style-name="ce1" office:value-type="percentage" office:value="0.17" calcext:value-type="percentage">
            <text:p>17,00%</text:p>
          </table:table-cell>
          <table:table-cell table:style-name="ce1" office:value-type="percentage" office:value="0.83" calcext:value-type="percentage">
            <text:p>83,00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G200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percentage" office:value="0.5" calcext:value-type="percentage">
            <text:p>50,00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G5000</text:p>
          </table:table-cell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9" calcext:value-type="percentage">
            <text:p>90,00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nPoin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" office:value-type="percentage" office:value="0.25" calcext:value-type="percentage">
            <text:p>25,00%</text:p>
          </table:table-cell>
          <table:table-cell table:style-name="ce1" office:value-type="percentage" office:value="0.75" calcext:value-type="percentage">
            <text:p>75,00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talyPowerDemand</text:p>
          </table:table-cell>
          <table:table-cell office:value-type="float" office:value="1096" calcext:value-type="float">
            <text:p>10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percentage" office:value="0.06" calcext:value-type="percentage">
            <text:p>6,00%</text:p>
          </table:table-cell>
          <table:table-cell table:style-name="ce1" office:value-type="percentage" office:value="0.94" calcext:value-type="percentage">
            <text:p>94,00%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halangesOutlinesCorrect</text:p>
          </table:table-cell>
          <table:table-cell office:value-type="float" office:value="2568" calcext:value-type="float">
            <text:p>256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" office:value-type="percentage" office:value="0.7" calcext:value-type="percentage">
            <text:p>70,00%</text:p>
          </table:table-cell>
          <table:table-cell table:style-name="ce1" office:value-type="percentage" office:value="0.3" calcext:value-type="percentage">
            <text:p>30,00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8:21:04.97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5T09:34:52.183000000</meta:creation-date>
    <dc:date>2020-11-24T18:36:37.949000000</dc:date>
    <meta:editing-duration>PT48M8S</meta:editing-duration>
    <meta:editing-cycles>5</meta:editing-cycles>
    <meta:generator>LibreOffice/6.3.0.4$Windows_X86_64 LibreOffice_project/057fc023c990d676a43019934386b85b21a9ee99</meta:generator>
    <meta:document-statistic meta:table-count="1" meta:cell-count="133" meta:object-count="0"/>
  </office:meta>
</office:document-meta>
</file>